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Servlet.setConnections( Map conne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ervlet.se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ervlet.Block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ervlet.setProperties( Map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ervlet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ervlet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ervlet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Servlet.get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ervlet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lockServlet.setServletClass( String servl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ervlet.createEmbeddedServlet( String embeddedServletClassName , ServletConfig servlet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lockServlet.setMountPath( String moun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ervlet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ervlet.setBeanNam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ervlet.getBlock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ervlet.setBlockContextURL( String blockContex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ervlet.getInitParameter( String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ervlet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ervlet.service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lockServlet.init( ServletConfig servlet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lockServlet.getMoun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